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49mm"/>
    </style:style>
    <style:style style:name="co3" style:family="table-column">
      <style:table-column-properties fo:break-before="auto" style:column-width="33.0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3.log" table:style-name="ta1">
        <table:shapes>
          <draw:frame draw:z-index="0" draw:style-name="gr1" draw:text-style-name="P1" svg:width="159.99mm" svg:height="89.99mm" svg:x="78.3mm" svg:y="1mm">
            <loext:p draw:notify-on-update-of-ranges="'cameraslog_3.log'.A2:'cameraslog_3.log'.A1001 'cameraslog_3.log'.B1:'cameraslog_3.log'.B1 'cameraslog_3.log'.B2:'cameraslog_3.log'.B1001 'cameraslog_3.log'.A2:'cameraslog_3.log'.A1001 'cameraslog_3.log'.C1:'cameraslog_3.log'.C1 'cameraslog_3.log'.C2:'cameraslog_3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53172" calcext:value-type="float">
            <text:p>11,6531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253287" calcext:value-type="float">
            <text:p>11,2532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037471" calcext:value-type="float">
            <text:p>11,0374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413672" calcext:value-type="float">
            <text:p>10,4136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573704" calcext:value-type="float">
            <text:p>10,5737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245973" calcext:value-type="float">
            <text:p>10,24597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238051" calcext:value-type="float">
            <text:p>10,2380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174148" calcext:value-type="float">
            <text:p>10,1741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150204" calcext:value-type="float">
            <text:p>10,1502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742412" calcext:value-type="float">
            <text:p>9,7424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086344" calcext:value-type="float">
            <text:p>10,0863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294551" calcext:value-type="float">
            <text:p>9,29455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238674" calcext:value-type="float">
            <text:p>9,2386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238808" calcext:value-type="float">
            <text:p>9,23880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182894" calcext:value-type="float">
            <text:p>9,1828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342755" calcext:value-type="float">
            <text:p>9,3427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150903" calcext:value-type="float">
            <text:p>9,1509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278792" calcext:value-type="float">
            <text:p>9,27879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54281" calcext:value-type="float">
            <text:p>9,542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174925" calcext:value-type="float">
            <text:p>9,1749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015096" calcext:value-type="float">
            <text:p>9,0150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743244" calcext:value-type="float">
            <text:p>8,7432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647293" calcext:value-type="float">
            <text:p>8,64729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935233" calcext:value-type="float">
            <text:p>8,9352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.143169" calcext:value-type="float">
            <text:p>9,14316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.879329" calcext:value-type="float">
            <text:p>8,8793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.703294" calcext:value-type="float">
            <text:p>8,70329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783332" calcext:value-type="float">
            <text:p>8,7833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.039325" calcext:value-type="float">
            <text:p>9,0393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303294" calcext:value-type="float">
            <text:p>9,30329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031371" calcext:value-type="float">
            <text:p>9,03137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143402" calcext:value-type="float">
            <text:p>9,14340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.439369" calcext:value-type="float">
            <text:p>9,4393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.215341" calcext:value-type="float">
            <text:p>9,2153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.063426" calcext:value-type="float">
            <text:p>9,06342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.255317" calcext:value-type="float">
            <text:p>9,2553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.95137" calcext:value-type="float">
            <text:p>8,951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.95137" calcext:value-type="float">
            <text:p>8,951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.183253" calcext:value-type="float">
            <text:p>9,18325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327274" calcext:value-type="float">
            <text:p>9,32727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.431353" calcext:value-type="float">
            <text:p>9,43135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.519338" calcext:value-type="float">
            <text:p>9,5193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.519338" calcext:value-type="float">
            <text:p>9,5193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.383314" calcext:value-type="float">
            <text:p>9,3833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.383314" calcext:value-type="float">
            <text:p>9,3833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.343282" calcext:value-type="float">
            <text:p>9,34328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207309" calcext:value-type="float">
            <text:p>9,20730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719063" calcext:value-type="float">
            <text:p>9,71906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.383143" calcext:value-type="float">
            <text:p>9,3831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687025" calcext:value-type="float">
            <text:p>9,6870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639011" calcext:value-type="float">
            <text:p>9,6390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.639011" calcext:value-type="float">
            <text:p>9,6390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.894995" calcext:value-type="float">
            <text:p>9,89499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.743007" calcext:value-type="float">
            <text:p>9,74300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.886823" calcext:value-type="float">
            <text:p>9,8868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.886823" calcext:value-type="float">
            <text:p>9,8868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.886823" calcext:value-type="float">
            <text:p>9,8868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.974863" calcext:value-type="float">
            <text:p>9,97486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.974863" calcext:value-type="float">
            <text:p>9,97486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.230811" calcext:value-type="float">
            <text:p>10,2308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.054883" calcext:value-type="float">
            <text:p>10,05488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.726938" calcext:value-type="float">
            <text:p>9,7269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.726938" calcext:value-type="float">
            <text:p>9,7269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.902952" calcext:value-type="float">
            <text:p>9,9029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.902952" calcext:value-type="float">
            <text:p>9,9029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.862973" calcext:value-type="float">
            <text:p>9,86297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.615013" calcext:value-type="float">
            <text:p>9,6150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.015305" calcext:value-type="float">
            <text:p>9,01530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.167344" calcext:value-type="float">
            <text:p>9,16734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.167344" calcext:value-type="float">
            <text:p>9,16734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.167355" calcext:value-type="float">
            <text:p>9,16735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.111394" calcext:value-type="float">
            <text:p>9,11139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.151338" calcext:value-type="float">
            <text:p>9,1513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.151338" calcext:value-type="float">
            <text:p>9,1513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.16743" calcext:value-type="float">
            <text:p>9,167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.16743" calcext:value-type="float">
            <text:p>9,167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.119423" calcext:value-type="float">
            <text:p>9,1194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.119423" calcext:value-type="float">
            <text:p>9,1194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.119423" calcext:value-type="float">
            <text:p>9,1194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119423" calcext:value-type="float">
            <text:p>9,1194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.415382" calcext:value-type="float">
            <text:p>9,41538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.415382" calcext:value-type="float">
            <text:p>9,41538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.423385" calcext:value-type="float">
            <text:p>9,42338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.423385" calcext:value-type="float">
            <text:p>9,42338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.423385" calcext:value-type="float">
            <text:p>9,42338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.543337" calcext:value-type="float">
            <text:p>9,5433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.423433" calcext:value-type="float">
            <text:p>9,4234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.503403" calcext:value-type="float">
            <text:p>9,5034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.431532" calcext:value-type="float">
            <text:p>9,4315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431532" calcext:value-type="float">
            <text:p>9,4315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.279717" calcext:value-type="float">
            <text:p>9,2797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.279717" calcext:value-type="float">
            <text:p>9,2797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.415743" calcext:value-type="float">
            <text:p>9,4157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.415743" calcext:value-type="float">
            <text:p>9,4157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.455721" calcext:value-type="float">
            <text:p>9,4557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.487711" calcext:value-type="float">
            <text:p>9,4877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.487711" calcext:value-type="float">
            <text:p>9,4877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.551668" calcext:value-type="float">
            <text:p>9,55166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.383647" calcext:value-type="float">
            <text:p>9,3836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383647" calcext:value-type="float">
            <text:p>9,3836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.383647" calcext:value-type="float">
            <text:p>9,3836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.351667" calcext:value-type="float">
            <text:p>9,35166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.455706" calcext:value-type="float">
            <text:p>9,45570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.455706" calcext:value-type="float">
            <text:p>9,45570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.487691" calcext:value-type="float">
            <text:p>9,48769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.487691" calcext:value-type="float">
            <text:p>9,48769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.487691" calcext:value-type="float">
            <text:p>9,48769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.543668" calcext:value-type="float">
            <text:p>9,54366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.543668" calcext:value-type="float">
            <text:p>9,54366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3684" calcext:value-type="float">
            <text:p>9,34368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.855793" calcext:value-type="float">
            <text:p>8,85579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.855793" calcext:value-type="float">
            <text:p>8,85579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.855793" calcext:value-type="float">
            <text:p>8,85579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.855793" calcext:value-type="float">
            <text:p>8,85579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.855726" calcext:value-type="float">
            <text:p>8,85572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.751667" calcext:value-type="float">
            <text:p>8,75166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.751667" calcext:value-type="float">
            <text:p>8,75166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.895692" calcext:value-type="float">
            <text:p>8,89569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.071696" calcext:value-type="float">
            <text:p>9,07169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.071696" calcext:value-type="float">
            <text:p>9,07169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.351674" calcext:value-type="float">
            <text:p>9,3516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.351674" calcext:value-type="float">
            <text:p>9,3516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.351674" calcext:value-type="float">
            <text:p>9,3516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.047717" calcext:value-type="float">
            <text:p>9,0477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.047717" calcext:value-type="float">
            <text:p>9,0477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.15967" calcext:value-type="float">
            <text:p>9,1596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.255722" calcext:value-type="float">
            <text:p>9,25572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.087701" calcext:value-type="float">
            <text:p>9,08770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.087701" calcext:value-type="float">
            <text:p>9,08770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.087701" calcext:value-type="float">
            <text:p>9,08770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.087701" calcext:value-type="float">
            <text:p>9,08770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.047721" calcext:value-type="float">
            <text:p>9,0477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.047721" calcext:value-type="float">
            <text:p>9,0477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.047721" calcext:value-type="float">
            <text:p>9,0477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.047721" calcext:value-type="float">
            <text:p>9,0477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.047721" calcext:value-type="float">
            <text:p>9,0477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.047721" calcext:value-type="float">
            <text:p>9,0477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.047721" calcext:value-type="float">
            <text:p>9,0477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.015679" calcext:value-type="float">
            <text:p>9,01567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.015679" calcext:value-type="float">
            <text:p>9,01567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.015679" calcext:value-type="float">
            <text:p>9,01567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.07158" calcext:value-type="float">
            <text:p>9,0715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.82361" calcext:value-type="float">
            <text:p>8,8236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.82361" calcext:value-type="float">
            <text:p>8,8236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.82361" calcext:value-type="float">
            <text:p>8,8236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.823611" calcext:value-type="float">
            <text:p>8,8236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.823611" calcext:value-type="float">
            <text:p>8,8236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.655597" calcext:value-type="float">
            <text:p>8,6555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.655597" calcext:value-type="float">
            <text:p>8,6555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.655597" calcext:value-type="float">
            <text:p>8,6555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.495567" calcext:value-type="float">
            <text:p>8,49556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.495567" calcext:value-type="float">
            <text:p>8,49556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.495567" calcext:value-type="float">
            <text:p>8,49556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.647594" calcext:value-type="float">
            <text:p>8,64759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.647594" calcext:value-type="float">
            <text:p>8,64759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.647594" calcext:value-type="float">
            <text:p>8,64759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.743627" calcext:value-type="float">
            <text:p>8,7436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.743627" calcext:value-type="float">
            <text:p>8,7436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.743627" calcext:value-type="float">
            <text:p>8,7436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.743627" calcext:value-type="float">
            <text:p>8,7436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.535622" calcext:value-type="float">
            <text:p>8,5356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.527582" calcext:value-type="float">
            <text:p>8,52758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.599613" calcext:value-type="float">
            <text:p>8,5996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.599613" calcext:value-type="float">
            <text:p>8,5996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.599613" calcext:value-type="float">
            <text:p>8,5996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.599613" calcext:value-type="float">
            <text:p>8,5996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.567643" calcext:value-type="float">
            <text:p>8,5676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.567643" calcext:value-type="float">
            <text:p>8,5676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.559636" calcext:value-type="float">
            <text:p>8,5596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.423697" calcext:value-type="float">
            <text:p>8,4236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.423697" calcext:value-type="float">
            <text:p>8,4236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.423697" calcext:value-type="float">
            <text:p>8,4236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.423697" calcext:value-type="float">
            <text:p>8,4236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.423697" calcext:value-type="float">
            <text:p>8,4236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.423697" calcext:value-type="float">
            <text:p>8,4236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.423697" calcext:value-type="float">
            <text:p>8,4236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.423697" calcext:value-type="float">
            <text:p>8,4236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.423697" calcext:value-type="float">
            <text:p>8,4236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.423697" calcext:value-type="float">
            <text:p>8,4236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.423697" calcext:value-type="float">
            <text:p>8,4236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.423697" calcext:value-type="float">
            <text:p>8,4236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.423697" calcext:value-type="float">
            <text:p>8,4236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.431604" calcext:value-type="float">
            <text:p>8,43160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.431604" calcext:value-type="float">
            <text:p>8,43160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.431604" calcext:value-type="float">
            <text:p>8,43160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.431604" calcext:value-type="float">
            <text:p>8,43160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.431604" calcext:value-type="float">
            <text:p>8,43160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.431604" calcext:value-type="float">
            <text:p>8,43160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.431604" calcext:value-type="float">
            <text:p>8,43160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.655601" calcext:value-type="float">
            <text:p>8,6556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.655601" calcext:value-type="float">
            <text:p>8,6556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.671667" calcext:value-type="float">
            <text:p>8,67166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.671667" calcext:value-type="float">
            <text:p>8,67166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.671667" calcext:value-type="float">
            <text:p>8,67166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.671667" calcext:value-type="float">
            <text:p>8,67166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.671667" calcext:value-type="float">
            <text:p>8,67166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.663684" calcext:value-type="float">
            <text:p>8,66368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.663684" calcext:value-type="float">
            <text:p>8,66368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.663684" calcext:value-type="float">
            <text:p>8,66368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.663684" calcext:value-type="float">
            <text:p>8,66368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.663684" calcext:value-type="float">
            <text:p>8,66368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.663684" calcext:value-type="float">
            <text:p>8,66368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.663684" calcext:value-type="float">
            <text:p>8,66368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.663684" calcext:value-type="float">
            <text:p>8,66368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.887659" calcext:value-type="float">
            <text:p>8,88765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.887659" calcext:value-type="float">
            <text:p>8,88765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.871586" calcext:value-type="float">
            <text:p>8,8715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.871586" calcext:value-type="float">
            <text:p>8,8715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.871586" calcext:value-type="float">
            <text:p>8,8715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.871586" calcext:value-type="float">
            <text:p>8,8715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.871586" calcext:value-type="float">
            <text:p>8,8715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.871586" calcext:value-type="float">
            <text:p>8,8715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.871586" calcext:value-type="float">
            <text:p>8,8715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.871586" calcext:value-type="float">
            <text:p>8,8715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.743689" calcext:value-type="float">
            <text:p>8,74368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.743689" calcext:value-type="float">
            <text:p>8,74368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.743689" calcext:value-type="float">
            <text:p>8,74368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.831585" calcext:value-type="float">
            <text:p>8,83158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.831585" calcext:value-type="float">
            <text:p>8,83158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.791533" calcext:value-type="float">
            <text:p>8,7915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.575603" calcext:value-type="float">
            <text:p>8,5756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.527622" calcext:value-type="float">
            <text:p>8,5276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.527622" calcext:value-type="float">
            <text:p>8,5276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.51954" calcext:value-type="float">
            <text:p>8,5195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.51954" calcext:value-type="float">
            <text:p>8,5195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.51954" calcext:value-type="float">
            <text:p>8,5195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.51954" calcext:value-type="float">
            <text:p>8,5195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.51954" calcext:value-type="float">
            <text:p>8,5195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.511634" calcext:value-type="float">
            <text:p>8,5116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.415594" calcext:value-type="float">
            <text:p>8,41559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.495441" calcext:value-type="float">
            <text:p>8,4954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.495441" calcext:value-type="float">
            <text:p>8,4954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.199678" calcext:value-type="float">
            <text:p>8,19967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.167631" calcext:value-type="float">
            <text:p>8,1676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.167608" calcext:value-type="float">
            <text:p>8,1676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.167608" calcext:value-type="float">
            <text:p>8,1676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.167608" calcext:value-type="float">
            <text:p>8,1676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.287585" calcext:value-type="float">
            <text:p>8,28758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.327649" calcext:value-type="float">
            <text:p>8,32764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327649" calcext:value-type="float">
            <text:p>8,32764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.079782" calcext:value-type="float">
            <text:p>8,07978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.87178" calcext:value-type="float">
            <text:p>7,8717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.87178" calcext:value-type="float">
            <text:p>7,8717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.87178" calcext:value-type="float">
            <text:p>7,8717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.87178" calcext:value-type="float">
            <text:p>7,8717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.87178" calcext:value-type="float">
            <text:p>7,8717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.87178" calcext:value-type="float">
            <text:p>7,8717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.679774" calcext:value-type="float">
            <text:p>7,67977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.679774" calcext:value-type="float">
            <text:p>7,67977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.679774" calcext:value-type="float">
            <text:p>7,67977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.679774" calcext:value-type="float">
            <text:p>7,67977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.791811" calcext:value-type="float">
            <text:p>7,7918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.775749" calcext:value-type="float">
            <text:p>7,7757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.703713" calcext:value-type="float">
            <text:p>7,7037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.575814" calcext:value-type="float">
            <text:p>7,5758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.575814" calcext:value-type="float">
            <text:p>7,5758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.575814" calcext:value-type="float">
            <text:p>7,5758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.559821" calcext:value-type="float">
            <text:p>7,5598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.559821" calcext:value-type="float">
            <text:p>7,5598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.471789" calcext:value-type="float">
            <text:p>7,4717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.471789" calcext:value-type="float">
            <text:p>7,4717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.471789" calcext:value-type="float">
            <text:p>7,4717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.471789" calcext:value-type="float">
            <text:p>7,4717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.471789" calcext:value-type="float">
            <text:p>7,4717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.471789" calcext:value-type="float">
            <text:p>7,4717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.471789" calcext:value-type="float">
            <text:p>7,4717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.471789" calcext:value-type="float">
            <text:p>7,4717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.471789" calcext:value-type="float">
            <text:p>7,4717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.471789" calcext:value-type="float">
            <text:p>7,4717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.471789" calcext:value-type="float">
            <text:p>7,4717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.471789" calcext:value-type="float">
            <text:p>7,4717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.471789" calcext:value-type="float">
            <text:p>7,4717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.471789" calcext:value-type="float">
            <text:p>7,4717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.471789" calcext:value-type="float">
            <text:p>7,4717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.439727" calcext:value-type="float">
            <text:p>7,4397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.215736" calcext:value-type="float">
            <text:p>7,2157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.215736" calcext:value-type="float">
            <text:p>7,2157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.215736" calcext:value-type="float">
            <text:p>7,2157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.215736" calcext:value-type="float">
            <text:p>7,2157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.215736" calcext:value-type="float">
            <text:p>7,2157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.215736" calcext:value-type="float">
            <text:p>7,2157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.215736" calcext:value-type="float">
            <text:p>7,2157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.215736" calcext:value-type="float">
            <text:p>7,2157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.215736" calcext:value-type="float">
            <text:p>7,2157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.215736" calcext:value-type="float">
            <text:p>7,2157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.431753" calcext:value-type="float">
            <text:p>7,43175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.431753" calcext:value-type="float">
            <text:p>7,43175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.431753" calcext:value-type="float">
            <text:p>7,43175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.431753" calcext:value-type="float">
            <text:p>7,43175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.431753" calcext:value-type="float">
            <text:p>7,43175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.56777" calcext:value-type="float">
            <text:p>7,5677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.56777" calcext:value-type="float">
            <text:p>7,5677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.56777" calcext:value-type="float">
            <text:p>7,5677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.56777" calcext:value-type="float">
            <text:p>7,5677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.583765" calcext:value-type="float">
            <text:p>7,58376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.583765" calcext:value-type="float">
            <text:p>7,58376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.583765" calcext:value-type="float">
            <text:p>7,58376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.535724" calcext:value-type="float">
            <text:p>7,53572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.535724" calcext:value-type="float">
            <text:p>7,53572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.535724" calcext:value-type="float">
            <text:p>7,53572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.535724" calcext:value-type="float">
            <text:p>7,53572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.535724" calcext:value-type="float">
            <text:p>7,53572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.327728" calcext:value-type="float">
            <text:p>7,3277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.207822" calcext:value-type="float">
            <text:p>7,20782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.207822" calcext:value-type="float">
            <text:p>7,20782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.207822" calcext:value-type="float">
            <text:p>7,20782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.023818" calcext:value-type="float">
            <text:p>7,0238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.023818" calcext:value-type="float">
            <text:p>7,0238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775838" calcext:value-type="float">
            <text:p>6,7758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903853" calcext:value-type="float">
            <text:p>6,9038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879861" calcext:value-type="float">
            <text:p>6,8798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879861" calcext:value-type="float">
            <text:p>6,8798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879861" calcext:value-type="float">
            <text:p>6,8798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879861" calcext:value-type="float">
            <text:p>6,8798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879861" calcext:value-type="float">
            <text:p>6,8798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.015679" calcext:value-type="float">
            <text:p>7,0156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.015679" calcext:value-type="float">
            <text:p>7,0156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.015679" calcext:value-type="float">
            <text:p>7,0156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.015679" calcext:value-type="float">
            <text:p>7,0156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863677" calcext:value-type="float">
            <text:p>6,8636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863677" calcext:value-type="float">
            <text:p>6,8636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863677" calcext:value-type="float">
            <text:p>6,8636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863677" calcext:value-type="float">
            <text:p>6,8636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863677" calcext:value-type="float">
            <text:p>6,8636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863677" calcext:value-type="float">
            <text:p>6,8636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863677" calcext:value-type="float">
            <text:p>6,8636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863677" calcext:value-type="float">
            <text:p>6,8636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863677" calcext:value-type="float">
            <text:p>6,8636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727626" calcext:value-type="float">
            <text:p>6,7276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727626" calcext:value-type="float">
            <text:p>6,7276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727626" calcext:value-type="float">
            <text:p>6,7276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727626" calcext:value-type="float">
            <text:p>6,7276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727626" calcext:value-type="float">
            <text:p>6,7276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727626" calcext:value-type="float">
            <text:p>6,7276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727626" calcext:value-type="float">
            <text:p>6,7276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727626" calcext:value-type="float">
            <text:p>6,7276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791612" calcext:value-type="float">
            <text:p>6,7916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791612" calcext:value-type="float">
            <text:p>6,7916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791612" calcext:value-type="float">
            <text:p>6,7916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791612" calcext:value-type="float">
            <text:p>6,7916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79153" calcext:value-type="float">
            <text:p>6,791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79153" calcext:value-type="float">
            <text:p>6,791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79153" calcext:value-type="float">
            <text:p>6,791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79153" calcext:value-type="float">
            <text:p>6,791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863501" calcext:value-type="float">
            <text:p>6,86350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863501" calcext:value-type="float">
            <text:p>6,86350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863501" calcext:value-type="float">
            <text:p>6,86350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975545" calcext:value-type="float">
            <text:p>6,9755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975545" calcext:value-type="float">
            <text:p>6,9755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975545" calcext:value-type="float">
            <text:p>6,9755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975545" calcext:value-type="float">
            <text:p>6,9755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975545" calcext:value-type="float">
            <text:p>6,9755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975545" calcext:value-type="float">
            <text:p>6,9755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975545" calcext:value-type="float">
            <text:p>6,9755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975545" calcext:value-type="float">
            <text:p>6,9755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975545" calcext:value-type="float">
            <text:p>6,9755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975545" calcext:value-type="float">
            <text:p>6,9755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767543" calcext:value-type="float">
            <text:p>6,7675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703643" calcext:value-type="float">
            <text:p>6,7036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703643" calcext:value-type="float">
            <text:p>6,7036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703643" calcext:value-type="float">
            <text:p>6,7036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703643" calcext:value-type="float">
            <text:p>6,7036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703643" calcext:value-type="float">
            <text:p>6,7036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703643" calcext:value-type="float">
            <text:p>6,7036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703643" calcext:value-type="float">
            <text:p>6,7036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703643" calcext:value-type="float">
            <text:p>6,7036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703643" calcext:value-type="float">
            <text:p>6,7036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703643" calcext:value-type="float">
            <text:p>6,7036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703643" calcext:value-type="float">
            <text:p>6,7036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703643" calcext:value-type="float">
            <text:p>6,7036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519648" calcext:value-type="float">
            <text:p>6,5196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519648" calcext:value-type="float">
            <text:p>6,5196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519648" calcext:value-type="float">
            <text:p>6,5196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519648" calcext:value-type="float">
            <text:p>6,5196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519648" calcext:value-type="float">
            <text:p>6,5196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519648" calcext:value-type="float">
            <text:p>6,5196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519648" calcext:value-type="float">
            <text:p>6,5196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519648" calcext:value-type="float">
            <text:p>6,5196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519648" calcext:value-type="float">
            <text:p>6,5196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519648" calcext:value-type="float">
            <text:p>6,5196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519648" calcext:value-type="float">
            <text:p>6,5196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519648" calcext:value-type="float">
            <text:p>6,5196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623518" calcext:value-type="float">
            <text:p>6,6235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623518" calcext:value-type="float">
            <text:p>6,6235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247572" calcext:value-type="float">
            <text:p>6,2475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247572" calcext:value-type="float">
            <text:p>6,2475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247572" calcext:value-type="float">
            <text:p>6,2475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247572" calcext:value-type="float">
            <text:p>6,2475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247572" calcext:value-type="float">
            <text:p>6,2475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247572" calcext:value-type="float">
            <text:p>6,2475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247572" calcext:value-type="float">
            <text:p>6,2475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247572" calcext:value-type="float">
            <text:p>6,2475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247572" calcext:value-type="float">
            <text:p>6,2475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247572" calcext:value-type="float">
            <text:p>6,2475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247572" calcext:value-type="float">
            <text:p>6,2475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247572" calcext:value-type="float">
            <text:p>6,2475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263538" calcext:value-type="float">
            <text:p>6,2635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.871735" calcext:value-type="float">
            <text:p>5,8717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.871735" calcext:value-type="float">
            <text:p>5,8717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.823691" calcext:value-type="float">
            <text:p>5,8236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.823691" calcext:value-type="float">
            <text:p>5,8236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.823691" calcext:value-type="float">
            <text:p>5,8236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.831745" calcext:value-type="float">
            <text:p>5,8317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.831745" calcext:value-type="float">
            <text:p>5,8317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.831745" calcext:value-type="float">
            <text:p>5,8317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.831745" calcext:value-type="float">
            <text:p>5,8317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.831745" calcext:value-type="float">
            <text:p>5,8317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.831745" calcext:value-type="float">
            <text:p>5,8317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.831745" calcext:value-type="float">
            <text:p>5,8317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.855799" calcext:value-type="float">
            <text:p>5,85579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.847805" calcext:value-type="float">
            <text:p>5,8478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.847805" calcext:value-type="float">
            <text:p>5,8478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.847805" calcext:value-type="float">
            <text:p>5,8478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.847805" calcext:value-type="float">
            <text:p>5,8478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.847805" calcext:value-type="float">
            <text:p>5,8478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.807735" calcext:value-type="float">
            <text:p>5,8077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.807735" calcext:value-type="float">
            <text:p>5,8077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.807735" calcext:value-type="float">
            <text:p>5,8077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.807735" calcext:value-type="float">
            <text:p>5,8077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.807735" calcext:value-type="float">
            <text:p>5,8077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.807735" calcext:value-type="float">
            <text:p>5,8077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.815788" calcext:value-type="float">
            <text:p>5,8157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.815788" calcext:value-type="float">
            <text:p>5,8157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.815788" calcext:value-type="float">
            <text:p>5,8157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.815788" calcext:value-type="float">
            <text:p>5,8157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.815788" calcext:value-type="float">
            <text:p>5,8157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.815788" calcext:value-type="float">
            <text:p>5,8157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.815788" calcext:value-type="float">
            <text:p>5,8157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.83978" calcext:value-type="float">
            <text:p>5,8397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.855839" calcext:value-type="float">
            <text:p>5,8558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.855839" calcext:value-type="float">
            <text:p>5,8558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.855839" calcext:value-type="float">
            <text:p>5,8558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.855839" calcext:value-type="float">
            <text:p>5,8558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.855839" calcext:value-type="float">
            <text:p>5,8558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.855839" calcext:value-type="float">
            <text:p>5,8558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.855839" calcext:value-type="float">
            <text:p>5,8558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.855839" calcext:value-type="float">
            <text:p>5,8558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.823766" calcext:value-type="float">
            <text:p>5,8237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.823766" calcext:value-type="float">
            <text:p>5,8237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.823766" calcext:value-type="float">
            <text:p>5,8237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.823766" calcext:value-type="float">
            <text:p>5,8237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.823766" calcext:value-type="float">
            <text:p>5,8237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.823766" calcext:value-type="float">
            <text:p>5,8237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.823766" calcext:value-type="float">
            <text:p>5,8237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.823766" calcext:value-type="float">
            <text:p>5,8237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.823766" calcext:value-type="float">
            <text:p>5,8237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.823766" calcext:value-type="float">
            <text:p>5,8237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.823766" calcext:value-type="float">
            <text:p>5,8237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.847835" calcext:value-type="float">
            <text:p>5,847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.847835" calcext:value-type="float">
            <text:p>5,847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.847835" calcext:value-type="float">
            <text:p>5,847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.847835" calcext:value-type="float">
            <text:p>5,847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.847835" calcext:value-type="float">
            <text:p>5,847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.847835" calcext:value-type="float">
            <text:p>5,847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.847835" calcext:value-type="float">
            <text:p>5,847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.847835" calcext:value-type="float">
            <text:p>5,847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.847835" calcext:value-type="float">
            <text:p>5,847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.847835" calcext:value-type="float">
            <text:p>5,847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.847835" calcext:value-type="float">
            <text:p>5,847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.847835" calcext:value-type="float">
            <text:p>5,847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.847835" calcext:value-type="float">
            <text:p>5,847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.847835" calcext:value-type="float">
            <text:p>5,847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.847835" calcext:value-type="float">
            <text:p>5,847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.847835" calcext:value-type="float">
            <text:p>5,847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.847835" calcext:value-type="float">
            <text:p>5,847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.919808" calcext:value-type="float">
            <text:p>5,9198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.919808" calcext:value-type="float">
            <text:p>5,9198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.919808" calcext:value-type="float">
            <text:p>5,9198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.919801" calcext:value-type="float">
            <text:p>5,91980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.919801" calcext:value-type="float">
            <text:p>5,91980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.919801" calcext:value-type="float">
            <text:p>5,91980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.919801" calcext:value-type="float">
            <text:p>5,91980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.919801" calcext:value-type="float">
            <text:p>5,91980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.791784" calcext:value-type="float">
            <text:p>5,7917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.791784" calcext:value-type="float">
            <text:p>5,7917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.791784" calcext:value-type="float">
            <text:p>5,7917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.791784" calcext:value-type="float">
            <text:p>5,7917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.791784" calcext:value-type="float">
            <text:p>5,7917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.791784" calcext:value-type="float">
            <text:p>5,7917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.791784" calcext:value-type="float">
            <text:p>5,7917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.791784" calcext:value-type="float">
            <text:p>5,7917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.791784" calcext:value-type="float">
            <text:p>5,7917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.791784" calcext:value-type="float">
            <text:p>5,7917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.791784" calcext:value-type="float">
            <text:p>5,7917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.791784" calcext:value-type="float">
            <text:p>5,7917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.791784" calcext:value-type="float">
            <text:p>5,7917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.727895" calcext:value-type="float">
            <text:p>5,7278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.727895" calcext:value-type="float">
            <text:p>5,7278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.727895" calcext:value-type="float">
            <text:p>5,7278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.727895" calcext:value-type="float">
            <text:p>5,7278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.727895" calcext:value-type="float">
            <text:p>5,7278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.727895" calcext:value-type="float">
            <text:p>5,7278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.727895" calcext:value-type="float">
            <text:p>5,7278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.727895" calcext:value-type="float">
            <text:p>5,7278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.727895" calcext:value-type="float">
            <text:p>5,7278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.727895" calcext:value-type="float">
            <text:p>5,7278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.839854" calcext:value-type="float">
            <text:p>5,8398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.839854" calcext:value-type="float">
            <text:p>5,8398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.839854" calcext:value-type="float">
            <text:p>5,8398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839854" calcext:value-type="float">
            <text:p>5,8398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.839854" calcext:value-type="float">
            <text:p>5,8398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.839854" calcext:value-type="float">
            <text:p>5,8398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.839854" calcext:value-type="float">
            <text:p>5,8398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.839854" calcext:value-type="float">
            <text:p>5,8398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.839854" calcext:value-type="float">
            <text:p>5,8398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.839854" calcext:value-type="float">
            <text:p>5,8398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.839854" calcext:value-type="float">
            <text:p>5,8398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.799807" calcext:value-type="float">
            <text:p>5,7998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.799807" calcext:value-type="float">
            <text:p>5,7998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.799807" calcext:value-type="float">
            <text:p>5,7998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.799807" calcext:value-type="float">
            <text:p>5,7998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.799807" calcext:value-type="float">
            <text:p>5,7998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.647795" calcext:value-type="float">
            <text:p>5,6477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.647795" calcext:value-type="float">
            <text:p>5,6477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.639801" calcext:value-type="float">
            <text:p>5,6398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.639801" calcext:value-type="float">
            <text:p>5,6398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.639801" calcext:value-type="float">
            <text:p>5,6398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.647738" calcext:value-type="float">
            <text:p>5,64773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.719764" calcext:value-type="float">
            <text:p>5,7197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.719764" calcext:value-type="float">
            <text:p>5,7197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.719764" calcext:value-type="float">
            <text:p>5,7197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.719764" calcext:value-type="float">
            <text:p>5,7197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.719764" calcext:value-type="float">
            <text:p>5,7197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.719764" calcext:value-type="float">
            <text:p>5,7197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.719764" calcext:value-type="float">
            <text:p>5,7197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.719764" calcext:value-type="float">
            <text:p>5,7197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.719764" calcext:value-type="float">
            <text:p>5,7197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.687782" calcext:value-type="float">
            <text:p>5,6877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.687782" calcext:value-type="float">
            <text:p>5,6877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.687782" calcext:value-type="float">
            <text:p>5,6877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.791808" calcext:value-type="float">
            <text:p>5,7918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.791808" calcext:value-type="float">
            <text:p>5,7918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.791808" calcext:value-type="float">
            <text:p>5,7918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.791808" calcext:value-type="float">
            <text:p>5,7918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.791808" calcext:value-type="float">
            <text:p>5,7918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.791808" calcext:value-type="float">
            <text:p>5,7918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.791808" calcext:value-type="float">
            <text:p>5,7918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.791808" calcext:value-type="float">
            <text:p>5,7918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.791808" calcext:value-type="float">
            <text:p>5,7918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.791808" calcext:value-type="float">
            <text:p>5,7918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.791808" calcext:value-type="float">
            <text:p>5,7918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.791808" calcext:value-type="float">
            <text:p>5,7918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.791808" calcext:value-type="float">
            <text:p>5,7918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.791808" calcext:value-type="float">
            <text:p>5,7918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.791808" calcext:value-type="float">
            <text:p>5,7918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.791808" calcext:value-type="float">
            <text:p>5,7918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.791808" calcext:value-type="float">
            <text:p>5,7918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.791808" calcext:value-type="float">
            <text:p>5,7918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.791808" calcext:value-type="float">
            <text:p>5,7918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.791808" calcext:value-type="float">
            <text:p>5,7918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.791808" calcext:value-type="float">
            <text:p>5,7918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.791808" calcext:value-type="float">
            <text:p>5,7918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.791808" calcext:value-type="float">
            <text:p>5,7918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.791808" calcext:value-type="float">
            <text:p>5,7918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.791808" calcext:value-type="float">
            <text:p>5,7918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.791808" calcext:value-type="float">
            <text:p>5,7918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.791808" calcext:value-type="float">
            <text:p>5,7918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.791808" calcext:value-type="float">
            <text:p>5,7918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.791808" calcext:value-type="float">
            <text:p>5,7918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.791808" calcext:value-type="float">
            <text:p>5,7918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.791808" calcext:value-type="float">
            <text:p>5,7918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.791808" calcext:value-type="float">
            <text:p>5,7918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.823814" calcext:value-type="float">
            <text:p>5,8238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.823814" calcext:value-type="float">
            <text:p>5,8238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.823814" calcext:value-type="float">
            <text:p>5,8238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.823814" calcext:value-type="float">
            <text:p>5,8238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.823814" calcext:value-type="float">
            <text:p>5,8238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.76783" calcext:value-type="float">
            <text:p>5,767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.76783" calcext:value-type="float">
            <text:p>5,767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.76783" calcext:value-type="float">
            <text:p>5,767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.76783" calcext:value-type="float">
            <text:p>5,767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.85587" calcext:value-type="float">
            <text:p>5,855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.86385" calcext:value-type="float">
            <text:p>5,8638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.86385" calcext:value-type="float">
            <text:p>5,8638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.86385" calcext:value-type="float">
            <text:p>5,8638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.86385" calcext:value-type="float">
            <text:p>5,8638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.86385" calcext:value-type="float">
            <text:p>5,8638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.86385" calcext:value-type="float">
            <text:p>5,8638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.799874" calcext:value-type="float">
            <text:p>5,799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.799874" calcext:value-type="float">
            <text:p>5,799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.799874" calcext:value-type="float">
            <text:p>5,799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.799874" calcext:value-type="float">
            <text:p>5,799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.799874" calcext:value-type="float">
            <text:p>5,799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.799874" calcext:value-type="float">
            <text:p>5,799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.799874" calcext:value-type="float">
            <text:p>5,799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.799874" calcext:value-type="float">
            <text:p>5,799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.799874" calcext:value-type="float">
            <text:p>5,799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.799874" calcext:value-type="float">
            <text:p>5,799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.799874" calcext:value-type="float">
            <text:p>5,799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.799874" calcext:value-type="float">
            <text:p>5,799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.799874" calcext:value-type="float">
            <text:p>5,799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.799874" calcext:value-type="float">
            <text:p>5,799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.799874" calcext:value-type="float">
            <text:p>5,799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5.799874" calcext:value-type="float">
            <text:p>5,799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5.799874" calcext:value-type="float">
            <text:p>5,799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.799874" calcext:value-type="float">
            <text:p>5,799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.799874" calcext:value-type="float">
            <text:p>5,799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.799874" calcext:value-type="float">
            <text:p>5,799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.799874" calcext:value-type="float">
            <text:p>5,799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.799874" calcext:value-type="float">
            <text:p>5,799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.799874" calcext:value-type="float">
            <text:p>5,799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.799874" calcext:value-type="float">
            <text:p>5,799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.799874" calcext:value-type="float">
            <text:p>5,799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5.799874" calcext:value-type="float">
            <text:p>5,799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.799874" calcext:value-type="float">
            <text:p>5,799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5.799874" calcext:value-type="float">
            <text:p>5,799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5.799874" calcext:value-type="float">
            <text:p>5,799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.799874" calcext:value-type="float">
            <text:p>5,799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.631869" calcext:value-type="float">
            <text:p>5,63186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.671856" calcext:value-type="float">
            <text:p>5,6718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.671856" calcext:value-type="float">
            <text:p>5,6718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.671856" calcext:value-type="float">
            <text:p>5,6718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5.671856" calcext:value-type="float">
            <text:p>5,6718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5.671856" calcext:value-type="float">
            <text:p>5,6718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.671856" calcext:value-type="float">
            <text:p>5,6718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.671856" calcext:value-type="float">
            <text:p>5,6718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.695851" calcext:value-type="float">
            <text:p>5,6958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.663861" calcext:value-type="float">
            <text:p>5,6638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.663861" calcext:value-type="float">
            <text:p>5,6638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.663861" calcext:value-type="float">
            <text:p>5,6638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.663861" calcext:value-type="float">
            <text:p>5,6638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.543893" calcext:value-type="float">
            <text:p>5,5438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.543893" calcext:value-type="float">
            <text:p>5,5438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.543893" calcext:value-type="float">
            <text:p>5,5438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5.543893" calcext:value-type="float">
            <text:p>5,5438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.543893" calcext:value-type="float">
            <text:p>5,5438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5.543893" calcext:value-type="float">
            <text:p>5,5438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.543893" calcext:value-type="float">
            <text:p>5,5438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5.543957" calcext:value-type="float">
            <text:p>5,5439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5.543957" calcext:value-type="float">
            <text:p>5,5439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.543957" calcext:value-type="float">
            <text:p>5,5439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.543957" calcext:value-type="float">
            <text:p>5,5439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.543957" calcext:value-type="float">
            <text:p>5,5439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5.543957" calcext:value-type="float">
            <text:p>5,5439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.543957" calcext:value-type="float">
            <text:p>5,5439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.543957" calcext:value-type="float">
            <text:p>5,5439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.543957" calcext:value-type="float">
            <text:p>5,5439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.543957" calcext:value-type="float">
            <text:p>5,5439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.543957" calcext:value-type="float">
            <text:p>5,5439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.543957" calcext:value-type="float">
            <text:p>5,5439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.543957" calcext:value-type="float">
            <text:p>5,5439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.543957" calcext:value-type="float">
            <text:p>5,5439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.543957" calcext:value-type="float">
            <text:p>5,5439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.543957" calcext:value-type="float">
            <text:p>5,5439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.543957" calcext:value-type="float">
            <text:p>5,5439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.543957" calcext:value-type="float">
            <text:p>5,5439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.543957" calcext:value-type="float">
            <text:p>5,5439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.543957" calcext:value-type="float">
            <text:p>5,5439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.543957" calcext:value-type="float">
            <text:p>5,5439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.543957" calcext:value-type="float">
            <text:p>5,5439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.543957" calcext:value-type="float">
            <text:p>5,5439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.543957" calcext:value-type="float">
            <text:p>5,5439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.543957" calcext:value-type="float">
            <text:p>5,5439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.375942" calcext:value-type="float">
            <text:p>5,3759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.391847" calcext:value-type="float">
            <text:p>5,3918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.391847" calcext:value-type="float">
            <text:p>5,3918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.391847" calcext:value-type="float">
            <text:p>5,3918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5.391847" calcext:value-type="float">
            <text:p>5,3918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.359863" calcext:value-type="float">
            <text:p>5,3598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.359863" calcext:value-type="float">
            <text:p>5,3598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.359863" calcext:value-type="float">
            <text:p>5,3598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.359863" calcext:value-type="float">
            <text:p>5,3598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.359863" calcext:value-type="float">
            <text:p>5,3598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.359863" calcext:value-type="float">
            <text:p>5,3598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.359863" calcext:value-type="float">
            <text:p>5,3598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.167864" calcext:value-type="float">
            <text:p>5,1678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.167864" calcext:value-type="float">
            <text:p>5,1678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.167864" calcext:value-type="float">
            <text:p>5,1678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.167864" calcext:value-type="float">
            <text:p>5,1678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.167864" calcext:value-type="float">
            <text:p>5,1678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5.167864" calcext:value-type="float">
            <text:p>5,1678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.167864" calcext:value-type="float">
            <text:p>5,1678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.167864" calcext:value-type="float">
            <text:p>5,1678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5.167864" calcext:value-type="float">
            <text:p>5,1678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.167864" calcext:value-type="float">
            <text:p>5,1678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5.167864" calcext:value-type="float">
            <text:p>5,1678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5.167864" calcext:value-type="float">
            <text:p>5,1678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.167864" calcext:value-type="float">
            <text:p>5,1678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.167864" calcext:value-type="float">
            <text:p>5,1678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.167864" calcext:value-type="float">
            <text:p>5,1678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5.167864" calcext:value-type="float">
            <text:p>5,1678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.167864" calcext:value-type="float">
            <text:p>5,1678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5.167864" calcext:value-type="float">
            <text:p>5,1678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.167864" calcext:value-type="float">
            <text:p>5,1678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5.167864" calcext:value-type="float">
            <text:p>5,1678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.167864" calcext:value-type="float">
            <text:p>5,1678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5.087809" calcext:value-type="float">
            <text:p>5,087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5.087875" calcext:value-type="float">
            <text:p>5,087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5.087875" calcext:value-type="float">
            <text:p>5,087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5.087875" calcext:value-type="float">
            <text:p>5,087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5.087875" calcext:value-type="float">
            <text:p>5,087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5.087875" calcext:value-type="float">
            <text:p>5,087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5.087875" calcext:value-type="float">
            <text:p>5,087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5.087875" calcext:value-type="float">
            <text:p>5,087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5.087875" calcext:value-type="float">
            <text:p>5,087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5.087875" calcext:value-type="float">
            <text:p>5,087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5.087875" calcext:value-type="float">
            <text:p>5,087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.087875" calcext:value-type="float">
            <text:p>5,087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5.087875" calcext:value-type="float">
            <text:p>5,087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5.087875" calcext:value-type="float">
            <text:p>5,087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5.087875" calcext:value-type="float">
            <text:p>5,087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5.047823" calcext:value-type="float">
            <text:p>5,0478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5.047823" calcext:value-type="float">
            <text:p>5,0478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5.231814" calcext:value-type="float">
            <text:p>5,2318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5.231814" calcext:value-type="float">
            <text:p>5,2318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5.231814" calcext:value-type="float">
            <text:p>5,2318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5.231814" calcext:value-type="float">
            <text:p>5,2318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5.231814" calcext:value-type="float">
            <text:p>5,2318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5.231814" calcext:value-type="float">
            <text:p>5,2318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5.231814" calcext:value-type="float">
            <text:p>5,2318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5.231814" calcext:value-type="float">
            <text:p>5,2318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5.231814" calcext:value-type="float">
            <text:p>5,2318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5.231814" calcext:value-type="float">
            <text:p>5,2318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5.231814" calcext:value-type="float">
            <text:p>5,2318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5.231814" calcext:value-type="float">
            <text:p>5,2318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5.231814" calcext:value-type="float">
            <text:p>5,2318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5.207823" calcext:value-type="float">
            <text:p>5,2078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5.207823" calcext:value-type="float">
            <text:p>5,2078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5.207823" calcext:value-type="float">
            <text:p>5,2078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5.207823" calcext:value-type="float">
            <text:p>5,2078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5.207823" calcext:value-type="float">
            <text:p>5,2078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5.207823" calcext:value-type="float">
            <text:p>5,2078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.207823" calcext:value-type="float">
            <text:p>5,2078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5.207823" calcext:value-type="float">
            <text:p>5,2078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5.207823" calcext:value-type="float">
            <text:p>5,2078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5.207823" calcext:value-type="float">
            <text:p>5,2078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5.207823" calcext:value-type="float">
            <text:p>5,2078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5.207823" calcext:value-type="float">
            <text:p>5,2078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5.207823" calcext:value-type="float">
            <text:p>5,2078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5.207823" calcext:value-type="float">
            <text:p>5,2078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5.207823" calcext:value-type="float">
            <text:p>5,2078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5.207823" calcext:value-type="float">
            <text:p>5,2078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5.207823" calcext:value-type="float">
            <text:p>5,2078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5.207823" calcext:value-type="float">
            <text:p>5,2078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5.207823" calcext:value-type="float">
            <text:p>5,2078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5.207823" calcext:value-type="float">
            <text:p>5,2078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5.207823" calcext:value-type="float">
            <text:p>5,2078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5.207823" calcext:value-type="float">
            <text:p>5,2078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5.207823" calcext:value-type="float">
            <text:p>5,2078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5.207823" calcext:value-type="float">
            <text:p>5,2078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5.207823" calcext:value-type="float">
            <text:p>5,2078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5.207823" calcext:value-type="float">
            <text:p>5,2078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5.207823" calcext:value-type="float">
            <text:p>5,2078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5.183773" calcext:value-type="float">
            <text:p>5,1837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5.183773" calcext:value-type="float">
            <text:p>5,1837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5.183773" calcext:value-type="float">
            <text:p>5,1837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5.183773" calcext:value-type="float">
            <text:p>5,1837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.183773" calcext:value-type="float">
            <text:p>5,1837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5.183773" calcext:value-type="float">
            <text:p>5,1837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5.183773" calcext:value-type="float">
            <text:p>5,1837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5.183773" calcext:value-type="float">
            <text:p>5,1837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5.183773" calcext:value-type="float">
            <text:p>5,1837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5.183773" calcext:value-type="float">
            <text:p>5,1837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5.183773" calcext:value-type="float">
            <text:p>5,1837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5.183773" calcext:value-type="float">
            <text:p>5,1837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5.183773" calcext:value-type="float">
            <text:p>5,1837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5.183773" calcext:value-type="float">
            <text:p>5,1837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5.183773" calcext:value-type="float">
            <text:p>5,1837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5.183773" calcext:value-type="float">
            <text:p>5,1837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5.079804" calcext:value-type="float">
            <text:p>5,079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5.023758" calcext:value-type="float">
            <text:p>5,0237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5.023758" calcext:value-type="float">
            <text:p>5,0237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.967877" calcext:value-type="float">
            <text:p>4,9678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.967877" calcext:value-type="float">
            <text:p>4,9678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.967877" calcext:value-type="float">
            <text:p>4,9678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.967877" calcext:value-type="float">
            <text:p>4,9678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.967877" calcext:value-type="float">
            <text:p>4,9678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.967877" calcext:value-type="float">
            <text:p>4,9678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967877" calcext:value-type="float">
            <text:p>4,967877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46:57.42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date>2016-06-05T17:47:12.516000000</dc:date>
    <meta:editing-duration>PT1M8S</meta:editing-duration>
    <meta:editing-cycles>2</meta:editing-cycles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3.log'.A2:'cameraslog_3.log'.C1001 'cameraslog_3.log'.B1:'cameraslog_3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3.log'.B2:'cameraslog_3.log'.B1001" chart:label-cell-address="'cameraslog_3.log'.B1:'cameraslog_3.log'.B1" chart:class="chart:scatter">
            <chart:domain table:cell-range-address="'cameraslog_3.log'.A2:'cameraslog_3.log'.A1001"/>
            <chart:data-point chart:repeated="1000"/>
          </chart:series>
          <chart:series chart:style-name="ch8" chart:values-cell-range-address="'cameraslog_3.log'.C2:'cameraslog_3.log'.C1001" chart:label-cell-address="'cameraslog_3.log'.C1:'cameraslog_3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3.log'.B1:'cameraslog_3.log'.B1</svg:desc>
                </draw:g>
              </table:table-cell>
              <table:table-cell office:value-type="string">
                <text:p>number of cameras</text:p>
                <draw:g>
                  <svg:desc>'cameraslog_3.log'.C1:'cameraslog_3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3.log'.A2:'cameraslog_3.log'.A1001</svg:desc>
                </draw:g>
              </table:table-cell>
              <table:table-cell office:value-type="float" office:value="11.653172">
                <text:p>11.653172</text:p>
                <draw:g>
                  <svg:desc>'cameraslog_3.log'.B2:'cameraslog_3.log'.B1001</svg:desc>
                </draw:g>
              </table:table-cell>
              <table:table-cell office:value-type="float" office:value="16">
                <text:p>16</text:p>
                <draw:g>
                  <svg:desc>'cameraslog_3.log'.C2:'cameraslog_3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253287">
                <text:p>11.2532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.037471">
                <text:p>11.0374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.413672">
                <text:p>10.4136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.573704">
                <text:p>10.5737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245973">
                <text:p>10.2459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.238051">
                <text:p>10.2380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174148">
                <text:p>10.1741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.150204">
                <text:p>10.1502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742412">
                <text:p>9.7424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086344">
                <text:p>10.0863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294551">
                <text:p>9.2945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.238674">
                <text:p>9.2386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.238808">
                <text:p>9.2388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.182894">
                <text:p>9.1828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.342755">
                <text:p>9.3427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.150903">
                <text:p>9.1509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.278792">
                <text:p>9.2787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.54281">
                <text:p>9.542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174925">
                <text:p>9.1749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.015096">
                <text:p>9.0150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743244">
                <text:p>8.7432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647293">
                <text:p>8.6472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.935233">
                <text:p>8.9352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.143169">
                <text:p>9.1431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.879329">
                <text:p>8.8793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.703294">
                <text:p>8.70329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.783332">
                <text:p>8.7833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.039325">
                <text:p>9.0393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303294">
                <text:p>9.30329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.031371">
                <text:p>9.03137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143402">
                <text:p>9.14340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.439369">
                <text:p>9.4393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.215341">
                <text:p>9.2153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.063426">
                <text:p>9.0634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255317">
                <text:p>9.2553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.95137">
                <text:p>8.951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.95137">
                <text:p>8.951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.183253">
                <text:p>9.1832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.327274">
                <text:p>9.32727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.431353">
                <text:p>9.43135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.519338">
                <text:p>9.5193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.519338">
                <text:p>9.5193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.383314">
                <text:p>9.3833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.383314">
                <text:p>9.3833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.343282">
                <text:p>9.3432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.207309">
                <text:p>9.2073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.719063">
                <text:p>9.7190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.383143">
                <text:p>9.38314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.687025">
                <text:p>9.6870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9.639011">
                <text:p>9.6390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9.639011">
                <text:p>9.6390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9.894995">
                <text:p>9.89499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9.743007">
                <text:p>9.7430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9.886823">
                <text:p>9.88682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.886823">
                <text:p>9.88682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9.886823">
                <text:p>9.88682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.974863">
                <text:p>9.9748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9.974863">
                <text:p>9.9748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0.230811">
                <text:p>10.2308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0.054883">
                <text:p>10.0548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9.726938">
                <text:p>9.7269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.726938">
                <text:p>9.7269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9.902952">
                <text:p>9.9029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9.902952">
                <text:p>9.9029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9.862973">
                <text:p>9.86297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9.615013">
                <text:p>9.6150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.015305">
                <text:p>9.0153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9.167344">
                <text:p>9.1673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9.167344">
                <text:p>9.1673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9.167355">
                <text:p>9.1673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9.111394">
                <text:p>9.11139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9.151338">
                <text:p>9.1513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9.151338">
                <text:p>9.1513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.16743">
                <text:p>9.167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9.16743">
                <text:p>9.167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9.119423">
                <text:p>9.1194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9.119423">
                <text:p>9.1194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9.119423">
                <text:p>9.1194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.119423">
                <text:p>9.1194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9.415382">
                <text:p>9.4153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9.415382">
                <text:p>9.4153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9.423385">
                <text:p>9.4233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9.423385">
                <text:p>9.4233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.423385">
                <text:p>9.4233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9.543337">
                <text:p>9.5433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9.423433">
                <text:p>9.4234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.503403">
                <text:p>9.50340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.431532">
                <text:p>9.4315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.431532">
                <text:p>9.4315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.279717">
                <text:p>9.2797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.279717">
                <text:p>9.2797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.415743">
                <text:p>9.4157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.415743">
                <text:p>9.4157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.455721">
                <text:p>9.45572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.487711">
                <text:p>9.4877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.487711">
                <text:p>9.4877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.551668">
                <text:p>9.5516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.383647">
                <text:p>9.3836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.383647">
                <text:p>9.3836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9.383647">
                <text:p>9.3836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9.351667">
                <text:p>9.3516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9.455706">
                <text:p>9.4557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9.455706">
                <text:p>9.4557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9.487691">
                <text:p>9.4876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9.487691">
                <text:p>9.4876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9.487691">
                <text:p>9.4876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9.543668">
                <text:p>9.5436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9.543668">
                <text:p>9.5436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9.343684">
                <text:p>9.3436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8.855793">
                <text:p>8.8557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8.855793">
                <text:p>8.8557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8.855793">
                <text:p>8.8557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8.855793">
                <text:p>8.8557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8.855726">
                <text:p>8.8557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.751667">
                <text:p>8.7516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8.751667">
                <text:p>8.7516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8.895692">
                <text:p>8.89569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9.071696">
                <text:p>9.0716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9.071696">
                <text:p>9.0716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9.351674">
                <text:p>9.35167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9.351674">
                <text:p>9.35167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9.351674">
                <text:p>9.35167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9.047717">
                <text:p>9.0477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9.047717">
                <text:p>9.0477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9.15967">
                <text:p>9.159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9.255722">
                <text:p>9.2557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9.087701">
                <text:p>9.0877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9.087701">
                <text:p>9.0877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9.087701">
                <text:p>9.0877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9.087701">
                <text:p>9.0877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9.047721">
                <text:p>9.0477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9.047721">
                <text:p>9.0477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9.047721">
                <text:p>9.0477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9.047721">
                <text:p>9.0477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9.047721">
                <text:p>9.0477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9.047721">
                <text:p>9.0477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9.047721">
                <text:p>9.0477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9.015679">
                <text:p>9.01567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9.015679">
                <text:p>9.01567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9.015679">
                <text:p>9.01567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9.07158">
                <text:p>9.071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8.82361">
                <text:p>8.8236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8.82361">
                <text:p>8.8236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8.82361">
                <text:p>8.8236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8.823611">
                <text:p>8.8236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8.823611">
                <text:p>8.8236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8.655597">
                <text:p>8.6555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8.655597">
                <text:p>8.6555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8.655597">
                <text:p>8.6555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8.495567">
                <text:p>8.49556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8.495567">
                <text:p>8.49556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8.495567">
                <text:p>8.49556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8.647594">
                <text:p>8.64759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8.647594">
                <text:p>8.64759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8.647594">
                <text:p>8.64759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8.743627">
                <text:p>8.7436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8.743627">
                <text:p>8.7436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8.743627">
                <text:p>8.7436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8.743627">
                <text:p>8.7436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8.535622">
                <text:p>8.5356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8.527582">
                <text:p>8.5275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8.599613">
                <text:p>8.5996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8.599613">
                <text:p>8.5996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8.599613">
                <text:p>8.5996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8.599613">
                <text:p>8.5996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8.567643">
                <text:p>8.5676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8.567643">
                <text:p>8.5676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8.559636">
                <text:p>8.5596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8.423697">
                <text:p>8.4236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8.423697">
                <text:p>8.4236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8.423697">
                <text:p>8.4236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8.423697">
                <text:p>8.4236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8.423697">
                <text:p>8.4236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8.423697">
                <text:p>8.4236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8.423697">
                <text:p>8.4236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8.423697">
                <text:p>8.4236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8.423697">
                <text:p>8.4236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8.423697">
                <text:p>8.4236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8.423697">
                <text:p>8.4236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8.423697">
                <text:p>8.4236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8.423697">
                <text:p>8.4236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8.431604">
                <text:p>8.4316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8.431604">
                <text:p>8.4316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8.431604">
                <text:p>8.4316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8.431604">
                <text:p>8.4316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8.431604">
                <text:p>8.4316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8.431604">
                <text:p>8.4316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8.431604">
                <text:p>8.4316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8.655601">
                <text:p>8.6556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8.655601">
                <text:p>8.6556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8.671667">
                <text:p>8.6716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8.671667">
                <text:p>8.6716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8.671667">
                <text:p>8.6716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8.671667">
                <text:p>8.6716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8.671667">
                <text:p>8.6716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8.663684">
                <text:p>8.6636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8.663684">
                <text:p>8.6636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8.663684">
                <text:p>8.6636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8.663684">
                <text:p>8.6636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8.663684">
                <text:p>8.6636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8.663684">
                <text:p>8.6636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8.663684">
                <text:p>8.6636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8.663684">
                <text:p>8.6636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8.887659">
                <text:p>8.8876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8.887659">
                <text:p>8.8876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8.871586">
                <text:p>8.8715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8.871586">
                <text:p>8.8715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8.871586">
                <text:p>8.8715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8.871586">
                <text:p>8.8715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8.871586">
                <text:p>8.8715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8.871586">
                <text:p>8.8715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8.871586">
                <text:p>8.8715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8.871586">
                <text:p>8.8715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8.743689">
                <text:p>8.7436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8.743689">
                <text:p>8.7436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8.743689">
                <text:p>8.7436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8.831585">
                <text:p>8.8315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8.831585">
                <text:p>8.8315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8.791533">
                <text:p>8.7915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8.575603">
                <text:p>8.5756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8.527622">
                <text:p>8.5276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8.527622">
                <text:p>8.5276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8.51954">
                <text:p>8.519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8.51954">
                <text:p>8.519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8.51954">
                <text:p>8.519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8.51954">
                <text:p>8.519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8.51954">
                <text:p>8.519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8.511634">
                <text:p>8.5116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8.415594">
                <text:p>8.41559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8.495441">
                <text:p>8.4954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8.495441">
                <text:p>8.4954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8.199678">
                <text:p>8.1996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8.167631">
                <text:p>8.1676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8.167608">
                <text:p>8.1676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8.167608">
                <text:p>8.1676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8.167608">
                <text:p>8.1676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8.287585">
                <text:p>8.2875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8.327649">
                <text:p>8.32764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8.327649">
                <text:p>8.32764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8.079782">
                <text:p>8.0797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7.87178">
                <text:p>7.871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7.87178">
                <text:p>7.871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7.87178">
                <text:p>7.871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7.87178">
                <text:p>7.871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7.87178">
                <text:p>7.871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7.87178">
                <text:p>7.871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7.679774">
                <text:p>7.6797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7.679774">
                <text:p>7.6797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7.679774">
                <text:p>7.6797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7.679774">
                <text:p>7.6797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7.791811">
                <text:p>7.7918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7.775749">
                <text:p>7.7757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7.703713">
                <text:p>7.7037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7.575814">
                <text:p>7.5758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7.575814">
                <text:p>7.5758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7.575814">
                <text:p>7.5758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7.559821">
                <text:p>7.5598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7.559821">
                <text:p>7.5598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7.471789">
                <text:p>7.4717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7.471789">
                <text:p>7.4717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7.471789">
                <text:p>7.4717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7.471789">
                <text:p>7.4717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7.471789">
                <text:p>7.4717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7.471789">
                <text:p>7.4717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7.471789">
                <text:p>7.4717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7.471789">
                <text:p>7.4717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7.471789">
                <text:p>7.4717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7.471789">
                <text:p>7.4717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7.471789">
                <text:p>7.4717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7.471789">
                <text:p>7.4717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7.471789">
                <text:p>7.4717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7.471789">
                <text:p>7.4717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7.471789">
                <text:p>7.4717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7.439727">
                <text:p>7.4397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7.215736">
                <text:p>7.2157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7.215736">
                <text:p>7.2157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7.215736">
                <text:p>7.2157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7.215736">
                <text:p>7.2157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7.215736">
                <text:p>7.2157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7.215736">
                <text:p>7.2157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7.215736">
                <text:p>7.2157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7.215736">
                <text:p>7.2157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7.215736">
                <text:p>7.2157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7.215736">
                <text:p>7.2157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7.431753">
                <text:p>7.4317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7.431753">
                <text:p>7.4317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7.431753">
                <text:p>7.4317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7.431753">
                <text:p>7.4317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7.431753">
                <text:p>7.4317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7.56777">
                <text:p>7.567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7.56777">
                <text:p>7.567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7.56777">
                <text:p>7.567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7.56777">
                <text:p>7.567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7.583765">
                <text:p>7.5837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7.583765">
                <text:p>7.5837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7.583765">
                <text:p>7.5837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7.535724">
                <text:p>7.5357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7.535724">
                <text:p>7.5357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7.535724">
                <text:p>7.5357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7.535724">
                <text:p>7.5357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7.535724">
                <text:p>7.5357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7.327728">
                <text:p>7.3277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7.207822">
                <text:p>7.2078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7.207822">
                <text:p>7.2078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7.207822">
                <text:p>7.2078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7.023818">
                <text:p>7.0238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7.023818">
                <text:p>7.0238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6.775838">
                <text:p>6.7758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6.903853">
                <text:p>6.9038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6.879861">
                <text:p>6.8798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6.879861">
                <text:p>6.8798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6.879861">
                <text:p>6.8798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6.879861">
                <text:p>6.8798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6.879861">
                <text:p>6.8798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7.015679">
                <text:p>7.0156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7.015679">
                <text:p>7.0156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7.015679">
                <text:p>7.0156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7.015679">
                <text:p>7.0156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6.863677">
                <text:p>6.8636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6.863677">
                <text:p>6.8636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6.863677">
                <text:p>6.8636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6.863677">
                <text:p>6.8636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6.863677">
                <text:p>6.8636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6.863677">
                <text:p>6.8636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6.863677">
                <text:p>6.8636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6.863677">
                <text:p>6.8636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6.863677">
                <text:p>6.8636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6.727626">
                <text:p>6.7276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6.727626">
                <text:p>6.7276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6.727626">
                <text:p>6.7276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6.727626">
                <text:p>6.7276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6.727626">
                <text:p>6.7276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6.727626">
                <text:p>6.7276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6.727626">
                <text:p>6.7276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6.727626">
                <text:p>6.7276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6.791612">
                <text:p>6.7916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6.791612">
                <text:p>6.7916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6.791612">
                <text:p>6.7916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6.791612">
                <text:p>6.7916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6.79153">
                <text:p>6.791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6.79153">
                <text:p>6.791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6.79153">
                <text:p>6.791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6.79153">
                <text:p>6.791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6.863501">
                <text:p>6.8635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6.863501">
                <text:p>6.8635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6.863501">
                <text:p>6.8635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6.975545">
                <text:p>6.9755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6.975545">
                <text:p>6.9755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6.975545">
                <text:p>6.9755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6.975545">
                <text:p>6.9755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6.975545">
                <text:p>6.9755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6.975545">
                <text:p>6.9755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6.975545">
                <text:p>6.9755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6.975545">
                <text:p>6.9755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6.975545">
                <text:p>6.9755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6.975545">
                <text:p>6.9755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6.767543">
                <text:p>6.7675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6.703643">
                <text:p>6.7036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6.703643">
                <text:p>6.7036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6.703643">
                <text:p>6.7036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6.703643">
                <text:p>6.7036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6.703643">
                <text:p>6.7036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6.703643">
                <text:p>6.7036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6.703643">
                <text:p>6.7036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6.703643">
                <text:p>6.7036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6.703643">
                <text:p>6.7036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6.703643">
                <text:p>6.7036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6.703643">
                <text:p>6.7036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6.703643">
                <text:p>6.7036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6.519648">
                <text:p>6.5196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6.519648">
                <text:p>6.5196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6.519648">
                <text:p>6.5196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6.519648">
                <text:p>6.5196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6.519648">
                <text:p>6.5196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6.519648">
                <text:p>6.5196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6.519648">
                <text:p>6.5196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6.519648">
                <text:p>6.5196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6.519648">
                <text:p>6.5196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6.519648">
                <text:p>6.5196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6.519648">
                <text:p>6.5196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6.519648">
                <text:p>6.5196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6.623518">
                <text:p>6.6235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6.623518">
                <text:p>6.6235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6.247572">
                <text:p>6.2475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6.247572">
                <text:p>6.2475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6.247572">
                <text:p>6.2475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6.247572">
                <text:p>6.2475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6.247572">
                <text:p>6.2475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6.247572">
                <text:p>6.2475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6.247572">
                <text:p>6.2475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6.247572">
                <text:p>6.2475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6.247572">
                <text:p>6.2475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6.247572">
                <text:p>6.2475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6.247572">
                <text:p>6.2475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6.247572">
                <text:p>6.2475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6.263538">
                <text:p>6.2635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5.871735">
                <text:p>5.8717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5.871735">
                <text:p>5.8717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5.823691">
                <text:p>5.8236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5.823691">
                <text:p>5.8236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5.823691">
                <text:p>5.8236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5.831745">
                <text:p>5.8317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5.831745">
                <text:p>5.8317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5.831745">
                <text:p>5.8317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5.831745">
                <text:p>5.8317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5.831745">
                <text:p>5.8317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5.831745">
                <text:p>5.8317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5.831745">
                <text:p>5.8317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5.855799">
                <text:p>5.85579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5.847805">
                <text:p>5.8478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5.847805">
                <text:p>5.8478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5.847805">
                <text:p>5.8478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5.847805">
                <text:p>5.8478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5.847805">
                <text:p>5.8478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5.807735">
                <text:p>5.8077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5.807735">
                <text:p>5.8077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5.807735">
                <text:p>5.8077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5.807735">
                <text:p>5.8077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5.807735">
                <text:p>5.8077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5.807735">
                <text:p>5.8077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5.815788">
                <text:p>5.8157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5.815788">
                <text:p>5.8157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5.815788">
                <text:p>5.8157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5.815788">
                <text:p>5.8157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5.815788">
                <text:p>5.8157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5.815788">
                <text:p>5.8157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5.815788">
                <text:p>5.8157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5.83978">
                <text:p>5.839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5.855839">
                <text:p>5.8558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5.855839">
                <text:p>5.8558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5.855839">
                <text:p>5.8558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5.855839">
                <text:p>5.8558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5.855839">
                <text:p>5.8558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5.855839">
                <text:p>5.8558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5.855839">
                <text:p>5.8558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5.855839">
                <text:p>5.8558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5.823766">
                <text:p>5.8237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5.823766">
                <text:p>5.8237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5.823766">
                <text:p>5.8237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5.823766">
                <text:p>5.8237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5.823766">
                <text:p>5.8237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5.823766">
                <text:p>5.8237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5.823766">
                <text:p>5.8237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5.823766">
                <text:p>5.8237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5.823766">
                <text:p>5.8237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5.823766">
                <text:p>5.8237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5.823766">
                <text:p>5.8237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5.847835">
                <text:p>5.847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5.847835">
                <text:p>5.847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5.847835">
                <text:p>5.847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5.847835">
                <text:p>5.847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5.847835">
                <text:p>5.847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5.847835">
                <text:p>5.847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5.847835">
                <text:p>5.847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5.847835">
                <text:p>5.847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5.847835">
                <text:p>5.847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5.847835">
                <text:p>5.847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5.847835">
                <text:p>5.847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5.847835">
                <text:p>5.847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5.847835">
                <text:p>5.847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5.847835">
                <text:p>5.847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5.847835">
                <text:p>5.847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5.847835">
                <text:p>5.847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5.847835">
                <text:p>5.847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5.919808">
                <text:p>5.9198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5.919808">
                <text:p>5.9198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5.919808">
                <text:p>5.9198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5.919801">
                <text:p>5.91980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5.919801">
                <text:p>5.91980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5.919801">
                <text:p>5.91980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5.919801">
                <text:p>5.91980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5.919801">
                <text:p>5.91980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5.791784">
                <text:p>5.7917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5.791784">
                <text:p>5.7917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5.791784">
                <text:p>5.7917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5.791784">
                <text:p>5.7917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5.791784">
                <text:p>5.7917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5.791784">
                <text:p>5.7917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5.791784">
                <text:p>5.7917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5.791784">
                <text:p>5.7917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5.791784">
                <text:p>5.7917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5.791784">
                <text:p>5.7917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5.791784">
                <text:p>5.7917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5.791784">
                <text:p>5.7917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5.791784">
                <text:p>5.7917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5.727895">
                <text:p>5.7278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5.727895">
                <text:p>5.7278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5.727895">
                <text:p>5.7278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5.727895">
                <text:p>5.7278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5.727895">
                <text:p>5.7278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5.727895">
                <text:p>5.7278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5.727895">
                <text:p>5.7278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5.727895">
                <text:p>5.7278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5.727895">
                <text:p>5.7278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.727895">
                <text:p>5.7278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5.839854">
                <text:p>5.8398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5.839854">
                <text:p>5.8398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5.839854">
                <text:p>5.8398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.839854">
                <text:p>5.8398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5.839854">
                <text:p>5.8398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5.839854">
                <text:p>5.8398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5.839854">
                <text:p>5.8398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.839854">
                <text:p>5.8398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5.839854">
                <text:p>5.8398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.839854">
                <text:p>5.8398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5.839854">
                <text:p>5.8398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5.799807">
                <text:p>5.7998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5.799807">
                <text:p>5.7998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5.799807">
                <text:p>5.7998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5.799807">
                <text:p>5.7998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5.799807">
                <text:p>5.7998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5.647795">
                <text:p>5.6477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5.647795">
                <text:p>5.6477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.639801">
                <text:p>5.6398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5.639801">
                <text:p>5.6398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5.639801">
                <text:p>5.6398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5.647738">
                <text:p>5.6477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5.719764">
                <text:p>5.7197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.719764">
                <text:p>5.7197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5.719764">
                <text:p>5.7197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5.719764">
                <text:p>5.7197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5.719764">
                <text:p>5.7197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5.719764">
                <text:p>5.7197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5.719764">
                <text:p>5.7197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5.719764">
                <text:p>5.7197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5.719764">
                <text:p>5.7197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5.687782">
                <text:p>5.6877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5.687782">
                <text:p>5.6877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5.687782">
                <text:p>5.6877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5.791808">
                <text:p>5.79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5.791808">
                <text:p>5.79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5.791808">
                <text:p>5.79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5.791808">
                <text:p>5.79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5.791808">
                <text:p>5.79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5.791808">
                <text:p>5.79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5.791808">
                <text:p>5.79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5.791808">
                <text:p>5.79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5.791808">
                <text:p>5.79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.791808">
                <text:p>5.79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5.791808">
                <text:p>5.79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5.791808">
                <text:p>5.79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5.791808">
                <text:p>5.79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5.791808">
                <text:p>5.79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5.791808">
                <text:p>5.79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5.791808">
                <text:p>5.79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5.791808">
                <text:p>5.79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5.791808">
                <text:p>5.79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5.791808">
                <text:p>5.79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5.791808">
                <text:p>5.79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5.791808">
                <text:p>5.79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5.791808">
                <text:p>5.79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5.791808">
                <text:p>5.79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5.791808">
                <text:p>5.79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5.791808">
                <text:p>5.79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5.791808">
                <text:p>5.79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5.791808">
                <text:p>5.79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5.791808">
                <text:p>5.79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5.791808">
                <text:p>5.79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5.791808">
                <text:p>5.79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5.791808">
                <text:p>5.79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5.791808">
                <text:p>5.79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5.823814">
                <text:p>5.8238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5.823814">
                <text:p>5.8238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5.823814">
                <text:p>5.8238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5.823814">
                <text:p>5.8238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5.823814">
                <text:p>5.8238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5.76783">
                <text:p>5.767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5.76783">
                <text:p>5.767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5.76783">
                <text:p>5.767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5.76783">
                <text:p>5.767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5.85587">
                <text:p>5.85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5.86385">
                <text:p>5.863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5.86385">
                <text:p>5.863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5.86385">
                <text:p>5.863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5.86385">
                <text:p>5.863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5.86385">
                <text:p>5.863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5.86385">
                <text:p>5.863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5.799874">
                <text:p>5.7998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5.799874">
                <text:p>5.7998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5.799874">
                <text:p>5.7998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5.799874">
                <text:p>5.7998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5.799874">
                <text:p>5.7998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5.799874">
                <text:p>5.7998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5.799874">
                <text:p>5.7998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5.799874">
                <text:p>5.7998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5.799874">
                <text:p>5.7998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5.799874">
                <text:p>5.7998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5.799874">
                <text:p>5.7998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5.799874">
                <text:p>5.7998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5.799874">
                <text:p>5.7998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5.799874">
                <text:p>5.7998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5.799874">
                <text:p>5.7998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5.799874">
                <text:p>5.7998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5.799874">
                <text:p>5.7998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5.799874">
                <text:p>5.7998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5.799874">
                <text:p>5.7998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5.799874">
                <text:p>5.7998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5.799874">
                <text:p>5.7998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5.799874">
                <text:p>5.7998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5.799874">
                <text:p>5.7998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5.799874">
                <text:p>5.7998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5.799874">
                <text:p>5.7998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5.799874">
                <text:p>5.7998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5.799874">
                <text:p>5.7998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5.799874">
                <text:p>5.7998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5.799874">
                <text:p>5.7998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5.799874">
                <text:p>5.7998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5.631869">
                <text:p>5.63186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5.671856">
                <text:p>5.6718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5.671856">
                <text:p>5.6718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5.671856">
                <text:p>5.6718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5.671856">
                <text:p>5.6718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5.671856">
                <text:p>5.6718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5.671856">
                <text:p>5.6718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5.671856">
                <text:p>5.6718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5.695851">
                <text:p>5.6958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5.663861">
                <text:p>5.6638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5.663861">
                <text:p>5.6638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5.663861">
                <text:p>5.6638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5.663861">
                <text:p>5.6638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5.543893">
                <text:p>5.5438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5.543893">
                <text:p>5.5438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5.543893">
                <text:p>5.5438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5.543893">
                <text:p>5.5438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5.543893">
                <text:p>5.5438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5.543893">
                <text:p>5.5438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5.543893">
                <text:p>5.5438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5.543957">
                <text:p>5.5439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5.543957">
                <text:p>5.5439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5.543957">
                <text:p>5.5439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5.543957">
                <text:p>5.5439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5.543957">
                <text:p>5.5439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5.543957">
                <text:p>5.5439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5.543957">
                <text:p>5.5439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5.543957">
                <text:p>5.5439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5.543957">
                <text:p>5.5439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5.543957">
                <text:p>5.5439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5.543957">
                <text:p>5.5439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5.543957">
                <text:p>5.5439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5.543957">
                <text:p>5.5439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5.543957">
                <text:p>5.5439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5.543957">
                <text:p>5.5439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5.543957">
                <text:p>5.5439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5.543957">
                <text:p>5.5439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5.543957">
                <text:p>5.5439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5.543957">
                <text:p>5.5439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5.543957">
                <text:p>5.5439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5.543957">
                <text:p>5.5439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5.543957">
                <text:p>5.5439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5.543957">
                <text:p>5.5439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5.543957">
                <text:p>5.5439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5.543957">
                <text:p>5.5439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5.375942">
                <text:p>5.3759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5.391847">
                <text:p>5.3918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5.391847">
                <text:p>5.3918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5.391847">
                <text:p>5.3918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5.391847">
                <text:p>5.3918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5.359863">
                <text:p>5.3598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5.359863">
                <text:p>5.3598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5.359863">
                <text:p>5.3598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5.359863">
                <text:p>5.3598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5.359863">
                <text:p>5.3598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5.359863">
                <text:p>5.3598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5.359863">
                <text:p>5.3598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5.167864">
                <text:p>5.1678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5.167864">
                <text:p>5.1678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5.167864">
                <text:p>5.1678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5.167864">
                <text:p>5.1678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5.167864">
                <text:p>5.1678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5.167864">
                <text:p>5.1678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5.167864">
                <text:p>5.1678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5.167864">
                <text:p>5.1678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5.167864">
                <text:p>5.1678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5.167864">
                <text:p>5.1678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5.167864">
                <text:p>5.1678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5.167864">
                <text:p>5.1678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5.167864">
                <text:p>5.1678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5.167864">
                <text:p>5.1678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5.167864">
                <text:p>5.1678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5.167864">
                <text:p>5.1678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5.167864">
                <text:p>5.1678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5.167864">
                <text:p>5.1678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5.167864">
                <text:p>5.1678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5.167864">
                <text:p>5.1678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5.167864">
                <text:p>5.1678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5.087809">
                <text:p>5.087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5.087875">
                <text:p>5.087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5.087875">
                <text:p>5.087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5.087875">
                <text:p>5.087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5.087875">
                <text:p>5.087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5.087875">
                <text:p>5.087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5.087875">
                <text:p>5.087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5.087875">
                <text:p>5.087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5.087875">
                <text:p>5.087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5.087875">
                <text:p>5.087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5.087875">
                <text:p>5.087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5.087875">
                <text:p>5.087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5.087875">
                <text:p>5.087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5.087875">
                <text:p>5.087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5.087875">
                <text:p>5.087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5.047823">
                <text:p>5.0478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5.047823">
                <text:p>5.0478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5.231814">
                <text:p>5.2318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5.231814">
                <text:p>5.2318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5.231814">
                <text:p>5.2318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5.231814">
                <text:p>5.2318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5.231814">
                <text:p>5.2318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5.231814">
                <text:p>5.2318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5.231814">
                <text:p>5.2318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5.231814">
                <text:p>5.2318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5.231814">
                <text:p>5.2318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5.231814">
                <text:p>5.2318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5.231814">
                <text:p>5.2318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5.231814">
                <text:p>5.2318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5.231814">
                <text:p>5.2318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5.207823">
                <text:p>5.2078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5.207823">
                <text:p>5.2078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5.207823">
                <text:p>5.2078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5.207823">
                <text:p>5.2078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5.207823">
                <text:p>5.2078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5.207823">
                <text:p>5.2078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5.207823">
                <text:p>5.2078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5.207823">
                <text:p>5.2078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5.207823">
                <text:p>5.2078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5.207823">
                <text:p>5.2078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5.207823">
                <text:p>5.2078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5.207823">
                <text:p>5.2078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5.207823">
                <text:p>5.2078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5.207823">
                <text:p>5.2078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5.207823">
                <text:p>5.2078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5.207823">
                <text:p>5.2078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5.207823">
                <text:p>5.2078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5.207823">
                <text:p>5.2078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5.207823">
                <text:p>5.2078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5.207823">
                <text:p>5.2078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5.207823">
                <text:p>5.2078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5.207823">
                <text:p>5.2078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5.207823">
                <text:p>5.2078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5.207823">
                <text:p>5.2078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5.207823">
                <text:p>5.2078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5.207823">
                <text:p>5.2078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5.207823">
                <text:p>5.2078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5.183773">
                <text:p>5.1837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5.183773">
                <text:p>5.1837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5.183773">
                <text:p>5.1837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5.183773">
                <text:p>5.1837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5.183773">
                <text:p>5.1837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5.183773">
                <text:p>5.1837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5.183773">
                <text:p>5.1837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5.183773">
                <text:p>5.1837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5.183773">
                <text:p>5.1837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5.183773">
                <text:p>5.1837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5.183773">
                <text:p>5.1837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5.183773">
                <text:p>5.1837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5.183773">
                <text:p>5.1837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5.183773">
                <text:p>5.1837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5.183773">
                <text:p>5.1837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5.183773">
                <text:p>5.1837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5.079804">
                <text:p>5.079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5.023758">
                <text:p>5.0237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5.023758">
                <text:p>5.0237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4.967877">
                <text:p>4.9678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4.967877">
                <text:p>4.9678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4.967877">
                <text:p>4.9678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4.967877">
                <text:p>4.9678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4.967877">
                <text:p>4.9678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4.967877">
                <text:p>4.9678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4.967877">
                <text:p>4.967877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